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ème</text:p>
          </table:table-cell>
          <table:table-cell office:value-type="string" calcext:value-type="string">
            <text:p>Nombre de contributions</text:p>
          </table:table-cell>
          <table:table-cell office:value-type="string" calcext:value-type="string">
            <text:p>Nombre de réponses aux questions</text:p>
          </table:table-cell>
          <table:table-cell office:value-type="string" calcext:value-type="string">
            <text:p>Dont questions ouvertes</text:p>
          </table:table-cell>
          <table:table-cell office:value-type="string" calcext:value-type="string">
            <text:p>Nombre de phrases</text:p>
          </table:table-cell>
        </table:table-row>
        <table:table-row table:style-name="ro1">
          <table:table-cell office:value-type="string" calcext:value-type="string">
            <text:p>Démocratie et citoyenneté</text:p>
          </table:table-cell>
          <table:table-cell office:value-type="float" office:value="116549" calcext:value-type="float">
            <text:p>116549</text:p>
          </table:table-cell>
          <table:table-cell office:value-type="float" office:value="2696421" calcext:value-type="float">
            <text:p>2696421</text:p>
          </table:table-cell>
          <table:table-cell office:value-type="float" office:value="2132090" calcext:value-type="float">
            <text:p>2132090</text:p>
          </table:table-cell>
          <table:table-cell office:value-type="float" office:value="4025068" calcext:value-type="float">
            <text:p>4025068</text:p>
          </table:table-cell>
        </table:table-row>
        <table:table-row table:style-name="ro1">
          <table:table-cell office:value-type="string" calcext:value-type="string">
            <text:p>Transition écologique</text:p>
          </table:table-cell>
          <table:table-cell office:value-type="float" office:value="153809" calcext:value-type="float">
            <text:p>153809</text:p>
          </table:table-cell>
          <table:table-cell office:value-type="float" office:value="1857257" calcext:value-type="float">
            <text:p>1857257</text:p>
          </table:table-cell>
          <table:table-cell office:value-type="float" office:value="1073027" calcext:value-type="float">
            <text:p>1073027</text:p>
          </table:table-cell>
          <table:table-cell office:value-type="float" office:value="2429949" calcext:value-type="float">
            <text:p>2429949</text:p>
          </table:table-cell>
        </table:table-row>
        <table:table-row table:style-name="ro1">
          <table:table-cell office:value-type="string" calcext:value-type="string">
            <text:p>Fiscalité et dépenses publiques</text:p>
          </table:table-cell>
          <table:table-cell office:value-type="float" office:value="111953" calcext:value-type="float">
            <text:p>111953</text:p>
          </table:table-cell>
          <table:table-cell office:value-type="float" office:value="1101285" calcext:value-type="float">
            <text:p>1101285</text:p>
          </table:table-cell>
          <table:table-cell office:value-type="float" office:value="945594" calcext:value-type="float">
            <text:p>945594</text:p>
          </table:table-cell>
          <table:table-cell office:value-type="float" office:value="2425991" calcext:value-type="float">
            <text:p>2425991</text:p>
          </table:table-cell>
        </table:table-row>
        <table:table-row table:style-name="ro1">
          <table:table-cell office:value-type="string" calcext:value-type="string">
            <text:p>Organisation de l'État</text:p>
          </table:table-cell>
          <table:table-cell office:value-type="float" office:value="186711" calcext:value-type="float">
            <text:p>186711</text:p>
          </table:table-cell>
          <table:table-cell office:value-type="float" office:value="1383818" calcext:value-type="float">
            <text:p>1383818</text:p>
          </table:table-cell>
          <table:table-cell office:value-type="float" office:value="817982" calcext:value-type="float">
            <text:p>817982</text:p>
          </table:table-cell>
          <table:table-cell office:value-type="float" office:value="1822919" calcext:value-type="float">
            <text:p>182291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69026" calcext:value-type="float">
            <text:p>569026</text:p>
          </table:table-cell>
          <table:table-cell office:value-type="float" office:value="7038782" calcext:value-type="float">
            <text:p>7038782</text:p>
          </table:table-cell>
          <table:table-cell office:value-type="float" office:value="4978693" calcext:value-type="float">
            <text:p>4978693</text:p>
          </table:table-cell>
          <table:table-cell office:value-type="float" office:value="10703927" calcext:value-type="float">
            <text:p>107039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aptiste Descamps</meta:initial-creator>
    <meta:creation-date>2024-10-11T16:02:20.819000000</meta:creation-date>
    <dc:date>2024-10-11T16:02:57.207000000</dc:date>
    <dc:creator>Baptiste Descamps</dc:creator>
    <meta:editing-duration>PT36S</meta:editing-duration>
    <meta:editing-cycles>1</meta:editing-cycles>
    <meta:document-statistic meta:table-count="1" meta:cell-count="30" meta:object-count="0"/>
    <meta:generator>LibreOffice/24.2.6.2$Windows_X86_64 LibreOffice_project/ef66aa7e36a1bb8e65bfbc63aba53045a14d0871</meta:generator>
  </office:meta>
</office:document-meta>
</file>